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0ff15" officeooo:paragraph-rsid="0010ff15"/>
    </style:style>
    <style:style style:name="P2" style:family="paragraph" style:parent-style-name="Standard">
      <style:paragraph-properties fo:text-align="start" style:justify-single-word="false"/>
      <style:text-properties officeooo:rsid="0010ff15" officeooo:paragraph-rsid="0010ff15"/>
    </style:style>
    <style:style style:name="P3" style:family="paragraph" style:parent-style-name="Standard">
      <style:paragraph-properties fo:text-align="center" style:justify-single-word="false"/>
      <style:text-properties fo:font-size="15pt" officeooo:rsid="0010ff15" officeooo:paragraph-rsid="0010ff15" style:font-size-asian="15pt" style:font-size-complex="15pt"/>
    </style:style>
    <style:style style:name="P4" style:family="paragraph" style:parent-style-name="Standard">
      <style:paragraph-properties fo:text-align="start" style:justify-single-word="false"/>
      <style:text-properties fo:font-size="12pt" fo:language="en" fo:country="US" officeooo:rsid="0010ff15" officeooo:paragraph-rsid="0010ff15" style:font-size-asian="10.5pt" style:font-size-complex="12pt"/>
    </style:style>
    <style:style style:name="P5" style:family="paragraph" style:parent-style-name="Standard">
      <style:paragraph-properties fo:text-align="start" style:justify-single-word="false"/>
      <style:text-properties fo:font-size="12pt" fo:language="en" fo:country="US" officeooo:rsid="0010ff15" officeooo:paragraph-rsid="0010ff15" style:font-size-asian="10.5pt" style:font-size-complex="12pt"/>
    </style:style>
    <style:style style:name="T1" style:family="text">
      <style:text-properties fo:language="en" fo:country="GB"/>
    </style:style>
    <style:style style:name="T2" style:family="text">
      <style:text-properties officeooo:rsid="0014271e"/>
    </style:style>
    <style:style style:name="T3" style:family="text">
      <style:text-properties officeooo:rsid="0015ac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l rouge abstract</text:p>
      <text:p text:style-name="P3"/>
      <text:p text:style-name="P4"><text:tab/>Since <text:span text:style-name="T3">a distant time when</text:span> Humans <text:span text:style-name="T2">took over</text:span> the earth, technological and technical breakthroughs have been messing up with what we could refer to as the natural order of things.</text:p>
      <text:p text:style-name="P4"/>
      <text:p text:style-name="P4"><text:tab/>Leguman has decided to play a part in the building of a better, sane world. He figured people had been spending too much time consuming filthy products and couldn’t take it anymore. He <text:span text:style-name="T2">figured he was sitting on a potential source of power that was his to harness</text:span> <text:span text:style-name="T2">and </text:span>proceeded to take the matter into his own hands <text:span text:style-name="T2">by</text:span> growing his own food. <text:span text:style-name="T2">H</text:span>e then discovered himself a passion for this activity and decided he would spread his passion as much as he could. </text:p>
      <text:p text:style-name="P4"/>
      <text:p text:style-name="P4"><text:tab/>To help him reach his goal and make a decent living from his work, I offered to bring his activity online to allow people in a broader radius to acknowledge and appreciate the quality of his production. We decided to craft together a website that would present his activity as well as offer the opportunity to order a basket online that would then be delivered once or twice a week at two delivering points. The client will have to chose a delivering point and time between the two available, and could then pay directly with his credit card or just place an order he will then pay in cash when they come to retrieve his order.</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7T13:54:27.192000000</meta:creation-date>
    <dc:date>2023-11-06T10:29:28.053000000</dc:date>
    <meta:editing-duration>PT2H3M57S</meta:editing-duration>
    <meta:editing-cycles>3</meta:editing-cycles>
    <meta:generator>LibreOffice/7.6.2.1$Windows_X86_64 LibreOffice_project/56f7684011345957bbf33a7ee678afaf4d2ba333</meta:generator>
    <meta:document-statistic meta:table-count="0" meta:image-count="0" meta:object-count="0" meta:page-count="1" meta:paragraph-count="4" meta:word-count="233" meta:character-count="1280" meta:non-whitespace-character-count="1047"/>
  </office:meta>
</office:document-meta>
</file>